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co1" style:family="table-column">
      <style:table-column-properties style:column-width="9.925cm" style:use-optimal-column-width="false"/>
    </style:style>
    <style:style style:name="co2" style:family="table-column">
      <style:table-column-properties style:column-width="9.957cm" style:use-optimal-column-width="false"/>
    </style:style>
    <style:style style:name="ro1" style:family="table-row">
      <style:table-row-properties style:row-height="6.374cm"/>
    </style:style>
    <style:style style:name="ro2" style:family="table-row">
      <style:table-row-properties style:row-height="6.381cm"/>
    </style:style>
    <style:style style:name="ce1" style:family="table-cell">
      <style:graphic-properties style:repeat="repeat"/>
      <style:text-properties fo:font-size="96pt" style:font-size-asian="96pt" style:font-size-complex="96pt"/>
    </style:style>
    <style:style style:name="ce2" style:family="table-cell">
      <style:graphic-properties draw:fill="solid" draw:fill-color="#ff950e" style:repeat="repeat"/>
    </style:style>
    <style:style style:name="ce3" style:family="table-cell">
      <style:graphic-properties draw:fill="solid" draw:fill-color="#ff9900" style:repeat="repeat"/>
    </style:style>
    <style:style style:name="ce4" style:family="table-cell">
      <style:graphic-properties draw:fill="solid" draw:fill-color="#ff6600" style:repeat="repeat"/>
    </style:style>
    <style:style style:name="ce5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80pt" style:font-size-asian="80pt" style:font-size-complex="80pt"/>
    </style:style>
    <style:style style:name="P6" style:family="paragraph">
      <style:text-properties fo:font-size="96pt" style:font-size-asian="96pt" style:font-size-complex="9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7e0021" fo:font-size="80pt" style:font-size-asian="80pt" style:font-size-complex="80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color="#ff950e" fo:font-size="80pt" style:font-size-asian="80pt" style:font-size-complex="80pt"/>
    </style:style>
    <style:style style:name="T6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6.096cm" svg:x="6.65cm" svg:y="4.683cm">
          <text:p text:style-name="P1"><text:span text:style-name="T1">3*4*5*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20.899cm" svg:y="4.683cm">
          <text:p text:style-name="P1"><text:span text:style-name="T2">4*5*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35.197cm" svg:y="4.683cm">
          <text:p text:style-name="P1"><text:span text:style-name="T2">5*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49.173cm" svg:y="4.683cm">
          <text:p text:style-name="P1"><text:span text:style-name="T2">6</text:span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62.316cm" svg:y="4.556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6.096cm" svg:x="8.055cm" svg:y="25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22.104cm" svg:y="25.89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35.602cm" svg:y="25.892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50.178cm" svg:y="25.892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63.178cm" svg:y="25.892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8.209cm" svg:y="44.407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21.758cm" svg:y="44.507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35.556cm" svg:y="44.307cm">
          <text:p text:style-name="P1"><text:span text:style-name="T2">2*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096cm" svg:height="6.096cm" svg:x="50.232cm" svg:y="44.307cm">
          <text:p text:style-name="P1"><text:span text:style-name="T2">2*3*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6.096cm" svg:x="62.932cm" svg:y="44.307cm">
          <text:p text:style-name="P1"><text:span text:style-name="T1">2*3*4*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679cm" svg:height="2.618cm" svg:x="10.406cm" svg:y="27.846cm">
          <draw:text-box>
            <text:p><text:span text:style-name="T2">2</text:span></text:p>
          </draw:text-box>
        </draw:frame>
        <draw:custom-shape draw:style-name="gr4" draw:text-style-name="P1" draw:layer="layout" svg:width="1.651cm" svg:height="9.779cm" svg:x="10.688cm" svg:y="33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207cm" svg:height="1.27cm" svg:x="15.387cm" svg:y="47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9.525cm" svg:x="24.658cm" svg:y="33.1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334cm" svg:height="1.778cm" svg:x="28.976cm" svg:y="46.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97cm" svg:height="8.509cm" svg:x="37.993cm" svg:y="33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7.239cm" svg:height="2.159cm" svg:x="42.438cm" svg:y="46.0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397cm" svg:height="8.128cm" svg:x="52.979cm" svg:y="33.7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08cm" svg:height="1.778cm" svg:x="57.297cm" svg:y="46.0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524cm" svg:height="7.874cm" svg:x="65.425cm" svg:y="13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588cm" svg:height="1.143cm" svg:x="55.646cm" svg:y="7.22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588cm" svg:height="1.27cm" svg:x="42.438cm" svg:y="6.9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461cm" svg:height="1.778cm" svg:x="28.214cm" svg:y="6.8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.715cm" svg:height="1.778cm" svg:x="13.863cm" svg:y="6.8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143cm" svg:height="9.779cm" svg:x="52.217cm" svg:y="13.1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016cm" svg:height="8.382cm" svg:x="37.612cm" svg:y="13.0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397cm" svg:height="8.509cm" svg:x="24.277cm" svg:y="12.9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6.096cm" svg:height="1.397cm" svg:x="15.26cm" svg:y="28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5.461cm" svg:height="1.143cm" svg:x="29.357cm" svg:y="28.5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6.35cm" svg:height="1.524cm" svg:x="42.819cm" svg:y="28.3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5.207cm" svg:height="1.524cm" svg:x="57.297cm" svg:y="28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8.001cm" svg:height="3.302cm" svg:x="5.644cm" svg:y="66.3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001cm" svg:height="3.302cm" svg:x="18.217cm" svg:y="66.3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001cm" svg:height="3.302cm" svg:x="59.936cm" svg:y="58.0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3.429cm" svg:x="8.311cm" svg:y="62.1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.794cm" svg:height="2.286cm" svg:x="14.661cm" svg:y="66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8.001cm" svg:height="3.302cm" svg:x="45.831cm" svg:y="58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001cm" svg:height="3.302cm" svg:x="60.698cm" svg:y="66.0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001cm" svg:height="3.302cm" svg:x="5.644cm" svg:y="58.2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21cm" svg:height="2.667cm" svg:x="62.73cm" svg:y="61.8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4.064cm" svg:height="2.413cm" svg:x="54.729cm" svg:y="58.9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42.418cm" svg:height="3.401cm" svg:x="31.353cm" svg:y="75.704cm">
          <draw:text-box>
            <text:p><text:span text:style-name="T3">B</text:span><text:span text:style-name="T4">[len-1-i-1] = </text:span><text:span text:style-name="T5">A</text:span><text:span text:style-name="T4">[len-1-i]*</text:span><text:span text:style-name="T3">B</text:span><text:span text:style-name="T4">[len-1-i]</text:span></text:p>
          </draw:text-box>
        </draw:frame>
        <draw:frame draw:style-name="gr3" draw:text-style-name="P5" draw:layer="layout" svg:width="20.273cm" svg:height="3.401cm" svg:x="5.408cm" svg:y="75.42cm">
          <draw:text-box>
            <text:p><text:span text:style-name="T3">B</text:span><text:span text:style-name="T4">[i+1] = </text:span><text:span text:style-name="T5">A</text:span><text:span text:style-name="T4">[i]*</text:span><text:span text:style-name="T3">B</text:span><text:span text:style-name="T4">[i]</text:span></text:p>
          </draw:text-box>
        </draw:frame>
        <draw:frame draw:style-name="standard" draw:layer="layout" svg:width="49.657cm" svg:height="31.876cm" svg:x="12.938cm" svg:y="84.3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6"><text:span text:style-name="T6">2</text:span></text:p>
              </table:table-cell>
              <table:table-cell table:style-name="ce2">
                <text:p><text:span text:style-name="T6">2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2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6">3</text:span></text:p>
              </table:table-cell>
              <table:table-cell table:style-name="ce5">
                <text:p><text:span text:style-name="T6">3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3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6">4</text:span></text:p>
              </table:table-cell>
              <table:table-cell table:style-name="ce4">
                <text:p><text:span text:style-name="T6">4</text:span></text:p>
              </table:table-cell>
              <table:table-cell table:style-name="ce5">
                <text:p><text:span text:style-name="T6">4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4</text:span></text:p>
              </table:table-cell>
            </table:table-row>
            <table:table-row table:style-name="ro1" table:default-cell-style-name="ce4">
              <table:table-cell>
                <text:p><text:span text:style-name="T6">5</text:span></text:p>
              </table:table-cell>
              <table:table-cell>
                <text:p><text:span text:style-name="T6">5</text:span></text:p>
              </table:table-cell>
              <table:table-cell>
                <text:p><text:span text:style-name="T6">5</text:span></text:p>
              </table:table-cell>
              <table:table-cell table:style-name="ce5">
                <text:p><text:span text:style-name="T6">5</text:span></text:p>
              </table:table-cell>
              <table:table-cell table:style-name="ce3">
                <text:p><text:span text:style-name="T6">5</text:span></text:p>
              </table:table-cell>
            </table:table-row>
            <table:table-row table:style-name="ro2" table:default-cell-style-name="ce4">
              <table:table-cell>
                <text:p><text:span text:style-name="T6">6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6</text:span></text:p>
              </table:table-cell>
              <table:table-cell table:style-name="ce5">
                <text:p><text:span text:style-name="T6">6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14:26:13.912141000</meta:creation-date>
    <dc:date>2014-08-30T00:27:10.813813000</dc:date>
    <meta:editing-duration>P2DT1H28M14S</meta:editing-duration>
    <meta:editing-cycles>3</meta:editing-cycles>
    <meta:generator>LibreOffice/4.2.5.2$MacOSX_X86_64 LibreOffice_project/61cb170a04bb1f12e77c884eab9192be736ec5f5</meta:generator>
    <meta:document-statistic meta:object-count="49"/>
  </office:meta>
</office:document-meta>
</file>